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Geneva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normal" officeooo:rsid="00170fac" officeooo:paragraph-rsid="00170fac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bold" officeooo:rsid="00170fac" officeooo:paragraph-rsid="00170fa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n" fo:country="US" fo:font-weight="bold" officeooo:rsid="00170fac" officeooo:paragraph-rsid="00170fa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n" fo:country="US" fo:font-weight="bold" officeooo:rsid="00284870" officeooo:paragraph-rsid="00284870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language="en" fo:country="US" fo:font-weight="normal" officeooo:rsid="00170fac" officeooo:paragraph-rsid="00170fa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en" fo:country="US" fo:font-weight="normal" officeooo:rsid="00170fac" officeooo:paragraph-rsid="00170fa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en" fo:country="US" fo:font-weight="normal" officeooo:rsid="00170fac" officeooo:paragraph-rsid="0018578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en" fo:country="US" fo:font-weight="normal" officeooo:rsid="001d900b" officeooo:paragraph-rsid="001d900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en" fo:country="US" fo:font-weight="normal" officeooo:rsid="001f8fbc" officeooo:paragraph-rsid="001f8fb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en" fo:country="US" fo:font-weight="normal" officeooo:rsid="002a2330" officeooo:paragraph-rsid="002a233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n" fo:country="US" fo:font-weight="normal" officeooo:rsid="002a4bdb" officeooo:paragraph-rsid="002c825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n" fo:country="US" fo:font-weight="normal" officeooo:rsid="002c8255" officeooo:paragraph-rsid="002e1abe" style:font-weight-asian="normal" style:font-weight-complex="normal"/>
    </style:style>
    <style:style style:name="P13" style:family="paragraph" style:parent-style-name="Standard">
      <style:paragraph-properties fo:text-align="end" style:justify-single-word="false"/>
      <style:text-properties fo:language="en" fo:country="US" fo:font-weight="normal" officeooo:rsid="00320856" officeooo:paragraph-rsid="00320856" style:font-weight-asian="normal" style:font-weight-complex="normal"/>
    </style:style>
    <style:style style:name="P14" style:family="paragraph" style:parent-style-name="Standard">
      <style:paragraph-properties fo:text-align="end" style:justify-single-word="false"/>
      <style:text-properties fo:language="en" fo:country="US" fo:font-weight="normal" officeooo:rsid="00320856" officeooo:paragraph-rsid="0032946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en" fo:country="US" fo:font-style="normal" fo:font-weight="normal" officeooo:rsid="002fd971" officeooo:paragraph-rsid="002fd971" style:font-style-asian="normal" style:font-weight-asian="normal" style:font-style-complex="normal" style:font-weight-complex="normal"/>
    </style:style>
    <style:style style:name="T1" style:family="text">
      <style:text-properties officeooo:rsid="00170fac"/>
    </style:style>
    <style:style style:name="T2" style:family="text">
      <style:text-properties officeooo:rsid="0018578c"/>
    </style:style>
    <style:style style:name="T3" style:family="text">
      <style:text-properties officeooo:rsid="001a2e3b"/>
    </style:style>
    <style:style style:name="T4" style:family="text">
      <style:text-properties officeooo:rsid="001c2043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c3a8d" style:font-style-asian="normal" style:font-style-complex="normal"/>
    </style:style>
    <style:style style:name="T7" style:family="text">
      <style:text-properties fo:font-style="normal" officeooo:rsid="002c8255" style:font-style-asian="normal" style:font-style-complex="normal"/>
    </style:style>
    <style:style style:name="T8" style:family="text">
      <style:text-properties fo:font-style="normal" officeooo:rsid="002e1abe" style:font-style-asian="normal" style:font-style-complex="normal"/>
    </style:style>
    <style:style style:name="T9" style:family="text">
      <style:text-properties fo:font-style="normal" officeooo:rsid="00320856" style:font-style-asian="normal" style:font-style-complex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32946e"/>
    </style:style>
    <style:style style:name="T12" style:family="text">
      <style:text-properties officeooo:rsid="001d900b"/>
    </style:style>
    <style:style style:name="T13" style:family="text">
      <style:text-properties officeooo:rsid="0020b34f"/>
    </style:style>
    <style:style style:name="T14" style:family="text">
      <style:text-properties officeooo:rsid="002a4bdb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2c3a8d" style:font-style-asian="italic" style:font-style-complex="italic"/>
    </style:style>
    <style:style style:name="T17" style:family="text">
      <style:text-properties fo:font-style="italic" officeooo:rsid="002e1abe" style:font-style-asian="italic" style:font-style-complex="italic"/>
    </style:style>
    <style:style style:name="T18" style:family="text">
      <style:text-properties officeooo:rsid="002e1abe"/>
    </style:style>
    <style:style style:name="T19" style:family="text">
      <style:text-properties officeooo:rsid="003294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ernyshev Alexey</text:p>
      <text:p text:style-name="P2"/>
      <text:p text:style-name="P14">Moscow, Russia</text:p>
      <text:p text:style-name="P1"><text:span text:style-name="T11">E-mail: </text:span><text:a xlink:type="simple" xlink:href="mailto:alexey.chernushev@gmail.com"><text:span text:style-name="T10">alexey.chernushev@gmail.com</text:span></text:a></text:p>
      <text:p text:style-name="P5"><text:span text:style-name="T19">Tel: </text:span>+7 926 879 30 56</text:p>
      <text:p text:style-name="P13">Date of birth: 23.10.1988</text:p>
      <text:p text:style-name="P13"/>
      <text:p text:style-name="P6"/>
      <text:p text:style-name="P3">Education</text:p>
      <text:p text:style-name="P3"/>
      <text:p text:style-name="P6">2005 - 2011, studied in Bauman Moscow State Technichal University; graduated with a diploma <text:span text:style-name="T12">equivalent</text:span> to M.S., majoring in Automated Control System.</text:p>
      <text:p text:style-name="P6"/>
      <text:p text:style-name="P9">2013 - present time, studying for a Ph.<text:span text:style-name="T19">D.</text:span> in Bauman M<text:span text:style-name="T1">oscow State Technichal University </text:span>in the field of neural networks and time series classification. </text:p>
      <text:p text:style-name="P9"/>
      <text:p text:style-name="P6"/>
      <text:p text:style-name="P3">Job Experience</text:p>
      <text:p text:style-name="P3"/>
      <text:p text:style-name="P7">2009 - 2012, worked in Scientific Research Institute of Precision Instrumentation Technology as an Engineer<text:span text:style-name="T3">.</text:span> <text:span text:style-name="T4">Worked in group of cataloging of satellites. W</text:span>as engaged in developing of automated control system of telescope <text:span text:style-name="T2">with</text:span> wide field of view. </text:p>
      <text:p text:style-name="P7"/>
      <text:p text:style-name="P8">2012 - present time, <text:span text:style-name="T13">working in search engine company “Yandex” Ltd as QA engineer in robot department. Working on quality of content system.</text:span></text:p>
      <text:p text:style-name="P6"/>
      <text:p text:style-name="P4">List of publications</text:p>
      <text:p text:style-name="P4"/>
      <text:p text:style-name="P10">1. “Spiking Neural Networks for time series classification task” BMSTU Science Technology and Intellectual Systems Conference, 2014, <text:span text:style-name="T14">32-35</text:span></text:p>
      <text:p text:style-name="P11">2. <text:span text:style-name="T6">“Review of </text:span><text:span text:style-name="T9">S</text:span><text:span text:style-name="T6">piking </text:span><text:span text:style-name="T9">N</text:span><text:span text:style-name="T6">eural </text:span><text:span text:style-name="T9">N</text:span><text:span text:style-name="T6">etworks</text:span><text:span text:style-name="T7">”, 2014, </text:span><text:span text:style-name="T16">in progress </text:span></text:p>
      <text:p text:style-name="P12"><text:span text:style-name="T5">3. “</text:span><text:span text:style-name="T8">Prediction of Fuel Consumption by Mi-8 Helicopter with Use of Modular Neural Network”, in cooperation with Grabik A.V., Karpenko A.P., Nerkasov A.V., Trofimov A.G., </text:span><text:span text:style-name="T17">in progress</text:span></text:p>
      <text:p text:style-name="P15"><text:span text:style-name="T18">4. “</text:span>Modeling of Neural System Elements with Neuron as Biological Object<text:span text:style-name="T18">”, in cooperation with Chernyshev S. L., </text:span><text:span text:style-name="T17">in progress</text:span></text:p>
      <text:p text:style-name="P15"/>
      <text:p text:style-name="P15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, Verdana, Geneva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22:59:30.713771917</meta:creation-date>
    <dc:date>2014-11-24T00:16:08.290416013</dc:date>
    <meta:editing-duration>PT1H45S</meta:editing-duration>
    <meta:editing-cycles>25</meta:editing-cycles>
    <meta:generator>LibreOffice/4.1.2.3$Linux_X86_64 LibreOffice_project/410m0$Build-3</meta:generator>
    <meta:document-statistic meta:table-count="0" meta:image-count="0" meta:object-count="0" meta:page-count="1" meta:paragraph-count="16" meta:word-count="201" meta:character-count="1340" meta:non-whitespace-character-count="1152"/>
  </office:meta>
</office:document-meta>
</file>